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7.775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5cm"/>
    </style:style>
    <style:style style:name="P1" style:family="paragraph">
      <style:paragraph-properties fo:margin-left="0cm" fo:margin-right="0cm" text:enable-numbering="false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layer="layout" svg:width="24.26cm" svg:height="17.775cm" svg:x="2.314cm" svg:y="1.276cm">
          <draw:text-box>
            <text:p text:style-name="P1">A sua empreza faz negócios com a Alemanka, prozura parceiros, quer <text:span text:style-name="T1">investir</text:span> ou tem qualquer problema que quer solucionar? Então somos nós, a Câmara de Comércio e Indústria Luso-Alemão, o seu parceiro que o aconselha, ajuda e acompanha em todos os assuntos de interese económico relacionados com a Alemanha.</text:p>
            <text:p text:style-name="P1">A sua empreza faz negócios com a Alemank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p>
            <text:p text:style-name="P1">A sua empreza faz negócios com a Alemank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6cm" svg:height="13.365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Set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t" fo:country="P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et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eta" draw:marker-start-width="0.2cm" draw:marker-end="Seta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Padrão" style:page-layout-name="PM1" draw:style-name="dp1">
      <presentation:notes style:page-layout-name="PM2">
        <draw:page-thumbnail presentation:style-name="Padrão-title" draw:layer="backgroundobjects" svg:width="13.705cm" svg:height="10.279cm" svg:x="3.647cm" svg:y="2.853cm" presentation:class="page"/>
        <draw:frame presentation:style-name="Padrão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1999-06-17T11:52:45</meta:creation-date>
    <dc:creator>Thorsten Peters</dc:creator>
    <dc:date>2000-05-23T10:36:54</dc:date>
    <meta:editing-cycles>12</meta:editing-cycles>
    <meta:editing-duration>PT12M37S</meta:editing-duration>
    <meta:user-defined meta:name="Info 0"/>
    <meta:user-defined meta:name="Info 1"/>
    <meta:user-defined meta:name="Info 2"/>
    <meta:user-defined meta:name="Info 3"/>
    <meta:document-statistic meta:object-count="9"/>
  </office:meta>
</office:document-meta>
</file>